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ejaVu Sans1" svg:font-family="'DejaVu San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Standard">
      <style:table-properties style:width="16.367cm" style:page-number="auto" table:align="center" style:writing-mode="lr-tb"/>
    </style:style>
    <style:style style:name="Tabla1.A" style:family="table-column">
      <style:table-column-properties style:column-width="11.453cm"/>
    </style:style>
    <style:style style:name="Tabla1.B" style:family="table-column">
      <style:table-column-properties style:column-width="4.91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6.591cm" table:align="left" style:writing-mode="lr-tb"/>
    </style:style>
    <style:style style:name="Tabla2.A" style:family="table-column">
      <style:table-column-properties style:column-width="3.62cm"/>
    </style:style>
    <style:style style:name="Tabla2.B" style:family="table-column">
      <style:table-column-properties style:column-width="2.632cm"/>
    </style:style>
    <style:style style:name="Tabla2.C" style:family="table-column">
      <style:table-column-properties style:column-width="8.17cm"/>
    </style:style>
    <style:style style:name="Tabla2.D" style:family="table-column">
      <style:table-column-properties style:column-width="2.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style:border-line-width-bottom="0.004cm 0.004cm 0.004cm" fo:padding-left="0.191cm" fo:padding-right="0.191cm" fo:padding-top="0cm" fo:padding-bottom="0cm" fo:border-left="1pt solid #000000" fo:border-right="none" fo:border-top="1pt solid #000000" fo:border-bottom="0.3pt double #000000" style:writing-mode="lr-tb"/>
    </style:style>
    <style:style style:name="Tabla2.B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none" fo:border-top="1pt solid #000000" fo:border-bottom="0.3pt double #000000" style:writing-mode="lr-tb"/>
    </style:style>
    <style:style style:name="Tabla2.D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1pt solid #000000" fo:border-top="1pt solid #000000" fo:border-bottom="0.3pt double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2.A8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3" style:family="table">
      <style:table-properties style:width="16.591cm" table:align="left" style:writing-mode="lr-tb"/>
    </style:style>
    <style:style style:name="Tabla3.A" style:family="table-column">
      <style:table-column-properties style:column-width="9.126cm"/>
    </style:style>
    <style:style style:name="Tabla3.B" style:family="table-column">
      <style:table-column-properties style:column-width="7.46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style:border-line-width-bottom="0.004cm 0.004cm 0.004cm" fo:padding-left="0.191cm" fo:padding-right="0.191cm" fo:padding-top="0cm" fo:padding-bottom="0cm" fo:border-left="1pt solid #000000" fo:border-right="none" fo:border-top="1pt solid #000000" fo:border-bottom="0.3pt double #000000" style:writing-mode="lr-tb"/>
    </style:style>
    <style:style style:name="Tabla3.B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1pt solid #000000" fo:border-top="1pt solid #000000" fo:border-bottom="0.3pt double #000000" style:writing-mode="lr-tb"/>
    </style:style>
    <style:style style:name="Tabla3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3.A8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3.B8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4" style:family="table">
      <style:table-properties style:width="16.133cm" table:align="center" style:writing-mode="lr-tb"/>
    </style:style>
    <style:style style:name="Tabla4.A" style:family="table-column">
      <style:table-column-properties style:column-width="0.942cm"/>
    </style:style>
    <style:style style:name="Tabla4.B" style:family="table-column">
      <style:table-column-properties style:column-width="1.75cm"/>
    </style:style>
    <style:style style:name="Tabla4.C" style:family="table-column">
      <style:table-column-properties style:column-width="7.858cm"/>
    </style:style>
    <style:style style:name="Tabla4.D" style:family="table-column">
      <style:table-column-properties style:column-width="1.404cm"/>
    </style:style>
    <style:style style:name="Tabla4.E" style:family="table-column">
      <style:table-column-properties style:column-width="0.143cm"/>
    </style:style>
    <style:style style:name="Tabla4.F" style:family="table-column">
      <style:table-column-properties style:column-width="2.704cm"/>
    </style:style>
    <style:style style:name="Tabla4.G" style:family="table-column">
      <style:table-column-properties style:column-width="1.332cm"/>
    </style:style>
    <style:style style:name="Tabla4.1" style:family="table-row">
      <style:table-row-properties style:min-row-height="0.7cm" fo:keep-together="auto"/>
    </style:style>
    <style:style style:name="Tabla4.A1" style:family="table-cell">
      <style:table-cell-properties style:vertical-align="middle" fo:background-color="#80808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E1" style:family="table-cell">
      <style:table-cell-properties style:vertical-align="middle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3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.106cm" style:contextual-spacing="false" fo:padding="0cm" fo:border="none"/>
    </style:style>
    <style:style style:name="P2" style:family="paragraph" style:parent-style-name="Footer">
      <style:paragraph-properties fo:margin-top="0cm" fo:margin-bottom="0.106cm" style:contextual-spacing="false"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Footnote">
      <style:paragraph-properties fo:margin-top="0cm" fo:margin-bottom="0.106cm" style:contextual-spacing="false"/>
    </style:style>
    <style:style style:name="P4" style:family="paragraph" style:parent-style-name="Standard">
      <style:paragraph-properties fo:margin-top="0cm" fo:margin-bottom="0.106cm" style:contextual-spacing="false" fo:text-align="justify" style:justify-single-word="false" fo:hyphenation-ladder-count="no-limit" style:writing-mode="lr-tb"/>
      <style:text-properties style:text-underline-style="solid" style:text-underline-width="auto" style:text-underline-color="font-color" fo:hyphenate="true" fo:hyphenation-remain-char-count="2" fo:hyphenation-push-char-count="2"/>
    </style:style>
    <style:style style:name="P5" style:family="paragraph" style:parent-style-name="Contents_20_1">
      <style:paragraph-properties>
        <style:tab-stops>
          <style:tab-stop style:position="15.998cm" style:type="right" style:leader-style="dotted" style:leader-text="."/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line">
      <style:paragraph-properties fo:text-align="justify" style:justify-single-word="false"/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>
        <style:tab-stops>
          <style:tab-stop style:position="15.998cm" style:type="right" style:leader-style="dotted" style:leader-text="."/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language-complex="ar" style:country-complex="SA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text-properties fo:color="#000000" style:language-asian="es" style:country-asian="ES"/>
    </style:style>
    <style:style style:name="P15" style:family="paragraph" style:parent-style-name="Standard">
      <style:text-properties style:font-style-complex="italic"/>
    </style:style>
    <style:style style:name="P16" style:family="paragraph" style:parent-style-name="Standard">
      <style:paragraph-properties fo:margin-top="0cm" fo:margin-bottom="0.212cm" style:contextual-spacing="false" fo:text-align="end" style:justify-single-word="false" style:snap-to-layout-grid="false">
        <style:tab-stops>
          <style:tab-stop style:position="14.189cm" style:type="right"/>
        </style:tab-stops>
      </style:paragraph-properties>
      <style:text-properties style:font-name="Georgia" fo:font-weight="bold" style:font-weight-asian="bold" style:font-name-complex="Georgia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2pt" style:font-size-asian="12pt"/>
    </style:style>
    <style:style style:name="P18" style:family="paragraph" style:parent-style-name="Standard">
      <style:paragraph-properties fo:break-before="page"/>
      <style:text-properties fo:language="en" fo:country="US"/>
    </style:style>
    <style:style style:name="P19" style:family="paragraph" style:parent-style-name="Standard">
      <style:paragraph-properties fo:margin-top="0.071cm" fo:margin-bottom="0.071cm" style:contextual-spacing="false" style:snap-to-layout-grid="false"/>
    </style:style>
    <style:style style:name="P20" style:family="paragraph" style:parent-style-name="Standard">
      <style:paragraph-properties fo:margin-top="0.071cm" fo:margin-bottom="0.071cm" style:contextual-spacing="false" style:snap-to-layout-grid="false"/>
      <style:text-properties fo:language="en" fo:country="US"/>
    </style:style>
    <style:style style:name="P21" style:family="paragraph" style:parent-style-name="Standard">
      <style:paragraph-properties fo:margin-top="0.071cm" fo:margin-bottom="0.071cm" style:contextual-spacing="false" style:snap-to-layout-grid="false"/>
      <style:text-properties fo:language="en" fo:country="US" fo:font-weight="bold" style:font-weight-asian="bold" style:font-weight-complex="bold"/>
    </style:style>
    <style:style style:name="P22" style:family="paragraph" style:parent-style-name="Standard">
      <style:paragraph-properties fo:margin-top="0.071cm" fo:margin-bottom="0.071cm" style:contextual-spacing="false" fo:text-align="start" style:justify-single-word="false" style:snap-to-layout-grid="false"/>
    </style:style>
    <style:style style:name="P23" style:family="paragraph" style:parent-style-name="Standard">
      <style:paragraph-properties fo:margin-top="0.071cm" fo:margin-bottom="0.071cm" style:contextual-spacing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.071cm" fo:margin-bottom="0.071cm" style:contextual-spacing="false" style:snap-to-layout-grid="false"/>
      <style:text-properties fo:language="el" fo:country="GR"/>
    </style:style>
    <style:style style:name="P25" style:family="paragraph" style:parent-style-name="Standard">
      <style:paragraph-properties fo:margin-left="0cm" fo:margin-right="0cm" fo:margin-top="0.071cm" fo:margin-bottom="0.071cm" style:contextual-spacing="false" fo:text-indent="0.141cm" style:auto-text-indent="false" style:snap-to-layout-grid="false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7" style:family="paragraph" style:parent-style-name="Standard">
      <style:paragraph-properties fo:margin-left="0cm" fo:margin-right="0cm" fo:text-indent="1.27cm" style:auto-text-indent="false"/>
      <style:text-properties fo:language="en" fo:country="US" fo:background-color="#ff0000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ffffff" fo:language="en" fo:country="US" fo:font-weight="bold" style:font-weight-asian="bold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fo:color="#ffffff" fo:language="en" fo:country="US" fo:font-weight="bold" style:font-weight-asian="bold"/>
    </style:style>
    <style:style style:name="P30" style:family="paragraph" style:parent-style-name="Standard">
      <style:paragraph-properties fo:margin-top="0cm" fo:margin-bottom="0cm" style:contextual-spacing="false" style:snap-to-layout-grid="false"/>
      <style:text-properties fo:color="#ffffff" fo:language="en" fo:country="US" fo:font-weight="bold" style:font-weight-asian="bold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language="en" fo:country="US"/>
    </style:style>
    <style:style style:name="P32" style:family="paragraph" style:parent-style-name="Standard">
      <style:paragraph-properties fo:margin-top="0cm" fo:margin-bottom="0cm" style:contextual-spacing="false" style:snap-to-layout-grid="false"/>
      <style:text-properties fo:language="en" fo:country="US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fo:language="en" fo:country="US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keep-with-next="always" style:snap-to-layout-grid="false"/>
      <style:text-properties fo:language="en" fo:country="US"/>
    </style:style>
    <style:style style:name="P35" style:family="paragraph" style:parent-style-name="ByLine">
      <style:paragraph-properties fo:margin-top="0cm" fo:margin-bottom="0cm" style:contextual-spacing="false"/>
      <style:text-properties fo:language="es" fo:country="ES" officeooo:paragraph-rsid="000caf59"/>
    </style:style>
    <style:style style:name="P36" style:family="paragraph" style:parent-style-name="Contents_20_2">
      <style:paragraph-properties>
        <style:tab-stops>
          <style:tab-stop style:position="15.998cm" style:type="right" style:leader-style="dotted" style:leader-text="."/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TOCEntry">
      <style:paragraph-properties fo:text-align="justify" style:justify-single-word="false"/>
    </style:style>
    <style:style style:name="P38" style:family="paragraph" style:parent-style-name="Header">
      <style:paragraph-properties fo:text-align="center" style:justify-single-word="false"/>
      <style:text-properties officeooo:paragraph-rsid="000caf59"/>
    </style:style>
    <style:style style:name="P39" style:family="paragraph" style:parent-style-name="Header">
      <style:paragraph-properties>
        <style:tab-stops>
          <style:tab-stop style:position="13.002cm"/>
          <style:tab-stop style:position="16.002cm" style:type="right"/>
        </style:tab-stops>
      </style:paragraph-properties>
      <style:text-properties fo:font-size="16pt" officeooo:paragraph-rsid="000caf59" style:font-size-asian="16pt" style:font-size-complex="16pt"/>
    </style:style>
    <style:style style:name="P40" style:family="paragraph" style:parent-style-name="Heading_20_1">
      <style:paragraph-properties fo:break-before="auto" fo:break-after="auto"/>
    </style:style>
    <style:style style:name="P41" style:family="paragraph" style:parent-style-name="Standard">
      <style:paragraph-properties fo:margin-top="0cm" fo:margin-bottom="0.106cm" style:contextual-spacing="false" style:snap-to-layout-grid="false"/>
      <style:text-properties style:font-name="Georgia" fo:font-weight="bold" officeooo:rsid="000caf59" officeooo:paragraph-rsid="000caf59" style:font-weight-asian="bold" style:font-name-complex="Georgia" style:font-weight-complex="bold"/>
    </style:style>
    <style:style style:name="P42" style:family="paragraph" style:parent-style-name="Standard">
      <style:paragraph-properties fo:margin-top="0cm" fo:margin-bottom="0.212cm" style:contextual-spacing="false" fo:text-align="start" style:justify-single-word="false" style:snap-to-layout-grid="false">
        <style:tab-stops>
          <style:tab-stop style:position="14.189cm" style:type="right"/>
        </style:tab-stops>
      </style:paragraph-properties>
      <style:text-properties style:font-name="Georgia" fo:font-weight="bold" officeooo:rsid="000caf59" officeooo:paragraph-rsid="000caf59" style:font-weight-asian="bold" style:font-name-complex="Georgia" style:font-weight-complex="bold"/>
    </style:style>
    <style:style style:name="P43" style:family="paragraph" style:parent-style-name="Standard">
      <style:paragraph-properties fo:margin-top="0.071cm" fo:margin-bottom="0.071cm" style:contextual-spacing="false" style:snap-to-layout-grid="false"/>
      <style:text-properties fo:language="en" fo:country="US" officeooo:rsid="000be242" officeooo:paragraph-rsid="000be242"/>
    </style:style>
    <style:style style:name="P44" style:family="paragraph" style:parent-style-name="Standard">
      <style:paragraph-properties fo:margin-top="0.071cm" fo:margin-bottom="0.071cm" style:contextual-spacing="false" style:snap-to-layout-grid="false"/>
      <style:text-properties fo:language="es" fo:country="ES" officeooo:rsid="0019ecde" officeooo:paragraph-rsid="0019ecde"/>
    </style:style>
    <style:style style:name="P45" style:family="paragraph" style:parent-style-name="Standard" style:list-style-name="WW8Num2">
      <style:paragraph-properties fo:margin-top="0cm" fo:margin-bottom="0cm" style:contextual-spacing="false"/>
      <style:text-properties fo:language="en" fo:country="US"/>
    </style:style>
    <style:style style:name="P46" style:family="paragraph" style:parent-style-name="Heading_20_2">
      <style:paragraph-properties fo:margin-left="1.251cm" fo:margin-right="0cm" fo:text-indent="-1.251cm" style:auto-text-indent="false"/>
    </style:style>
    <style:style style:name="P47" style:family="paragraph" style:parent-style-name="ByLine">
      <style:paragraph-properties fo:margin-top="0cm" fo:margin-bottom="0cm" style:contextual-spacing="false"/>
      <style:text-properties style:font-name="Times New Roman" fo:language="es" fo:country="ES" officeooo:rsid="0019ecde" officeooo:paragraph-rsid="000caf59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Arial Narrow" fo:font-size="24pt" fo:language="en" fo:country="GB" fo:font-weight="normal" style:font-size-asian="24pt" style:font-weight-asian="normal" style:font-name-complex="Arial Narrow" style:font-size-complex="24pt" style:font-weight-complex="normal" style:text-scale="80%"/>
    </style:style>
    <style:style style:name="T6" style:family="text">
      <style:text-properties style:font-name="Symbol" fo:language="el" fo:country="GR" style:font-name-complex="Symbol"/>
    </style:style>
    <style:style style:name="T7" style:family="text">
      <style:text-properties fo:language="en" fo:country="US"/>
    </style:style>
    <style:style style:name="T8" style:family="text">
      <style:text-properties officeooo:rsid="000caf59"/>
    </style:style>
    <style:style style:name="T9" style:family="text">
      <style:text-properties style:font-name="Times New Roman" officeooo:rsid="0019ecde" style:font-name-complex="Times New Roman"/>
    </style:style>
    <style:style style:name="T10" style:family="text">
      <style:text-properties style:font-name="Times New Roman" fo:font-size="36pt" fo:language="en" fo:country="GB" fo:font-style="italic" officeooo:rsid="000caf59" style:font-size-asian="36pt" style:font-style-asian="italic" style:font-name-complex="Times New Roman" style:font-size-complex="36pt" style:font-style-complex="italic"/>
    </style:style>
    <style:style style:name="T11" style:family="text">
      <style:text-properties style:font-name="Times New Roman" fo:font-size="36pt" fo:language="en" fo:country="GB" fo:font-style="italic" officeooo:rsid="0019ecde" style:font-size-asian="36pt" style:font-style-asian="italic" style:font-name-complex="Times New Roman" style:font-size-complex="36pt" style:font-style-complex="italic"/>
    </style:style>
    <style:style style:name="T12" style:family="text">
      <style:text-properties officeooo:rsid="001aec7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1"><text:bookmark text:name="OLE_LINK2"/><text:bookmark text:name="OLE_LINK1"/>LEAP logo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2">LEAP Android client</text:p>
          </table:table-cell>
          <table:table-cell table:style-name="Tabla1.A1" office:value-type="string">
            <text:p text:style-name="P16"><text:span text:style-name="T8">February</text:span> 201<text:span text:style-name="T8">3</text:span></text:p>
          </table:table-cell>
        </table:table-row>
      </table:table>
      <text:p text:style-name="P6"/>
      <text:p text:style-name="P38"><text:span text:style-name="T10">“</text:span><text:span text:style-name="T11">LEAP Android client”</text:span><text:span text:style-name="T2"><text:line-break/></text:span><text:span text:style-name="T4">System Motto</text:span><text:span text:style-name="T5"> <text:line-break/></text:span></text:p>
      <text:p text:style-name="Header">User<text:span text:style-name="T2"> </text:span>requirements</text:p>
      <text:p text:style-name="ByLine">Version <text:span text:style-name="T2">0.1<text:line-break/>(</text:span>draft<text:span text:style-name="T2">)</text:span></text:p>
      <text:p text:style-name="P35"><text:span text:style-name="T9">Parménides GV – </text:span><text:a xlink:type="simple" xlink:href="mailto:parmegv@sdf.org"><text:span text:style-name="T9">parmegv@sdf.org</text:span></text:a></text:p>
      <text:p text:style-name="P47"/>
      <text:p text:style-name="P39"><text:span text:style-name="T12">14/02/</text:span><text:span text:style-name="T12">2013</text:span></text:p>
      <text:p text:style-name="P17"/>
      <text:p text:style-name="P37">History of Chang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1">Author(s)</text:p>
          </table:table-cell>
          <table:table-cell table:style-name="Tabla2.B1" office:value-type="string">
            <text:p text:style-name="P21">Date</text:p>
          </table:table-cell>
          <table:table-cell table:style-name="Tabla2.B1" office:value-type="string">
            <text:p text:style-name="P21">Change description</text:p>
          </table:table-cell>
          <table:table-cell table:style-name="Tabla2.D1" office:value-type="string">
            <text:p text:style-name="P21">Version</text:p>
          </table:table-cell>
        </table:table-row>
        <table:table-row table:style-name="Tabla2.1">
          <table:table-cell table:style-name="Tabla2.A2" office:value-type="string">
            <text:p text:style-name="P43">Parménides GV</text:p>
          </table:table-cell>
          <table:table-cell table:style-name="Tabla2.B2" office:value-type="string">
            <text:p text:style-name="P43">14/02/2013</text:p>
          </table:table-cell>
          <table:table-cell table:style-name="Tabla2.B2" office:value-type="string">
            <text:p text:style-name="P22"><text:span text:style-name="T7">Document creation. <text:line-break/>Revision</text:span> <text:span text:style-name="T7">of</text:span> K. E. Wiegers<text:span text:style-name="Footnote_20_Characters"><text:span text:style-name="T6"><text:note text:id="ftn1" text:note-class="footnote"><text:note-citation text:label=""></text:note-citation><text:note-body><text:p text:style-name="P3"><text:s/>Copyright © 2002 by Karl E. Wiegers. Permission is granted to use, modify, and distribute this document. Original template is available at: <text:span text:style-name="T3">http://www.processimpact.com/</text:span></text:p></text:note-body></text:note></text:span></text:span><text:span text:style-name="T7"> and M. Smialek’s </text:span>prototypes. </text:p>
          </table:table-cell>
          <table:table-cell table:style-name="Tabla2.D2" office:value-type="string">
            <text:p text:style-name="P25">0.1</text:p>
          </table:table-cell>
        </table:table-row>
        <table:table-row table:style-name="Tabla2.1">
          <table:table-cell table:style-name="Tabla2.A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D3" office:value-type="string">
            <text:p text:style-name="P25"/>
          </table:table-cell>
        </table:table-row>
        <table:table-row table:style-name="Tabla2.1">
          <table:table-cell table:style-name="Tabla2.A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D3" office:value-type="string">
            <text:p text:style-name="P25"/>
          </table:table-cell>
        </table:table-row>
        <table:table-row table:style-name="Tabla2.1">
          <table:table-cell table:style-name="Tabla2.A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D3" office:value-type="string">
            <text:p text:style-name="P25"/>
          </table:table-cell>
        </table:table-row>
        <table:table-row table:style-name="Tabla2.1">
          <table:table-cell table:style-name="Tabla2.A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D3" office:value-type="string">
            <text:p text:style-name="P25"/>
          </table:table-cell>
        </table:table-row>
        <table:table-row table:style-name="Tabla2.1">
          <table:table-cell table:style-name="Tabla2.A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B3" office:value-type="string">
            <text:p text:style-name="P19"/>
          </table:table-cell>
          <table:table-cell table:style-name="Tabla2.D3" office:value-type="string">
            <text:p text:style-name="P25"/>
          </table:table-cell>
        </table:table-row>
        <table:table-row table:style-name="Tabla2.1">
          <table:table-cell table:style-name="Tabla2.A8" office:value-type="string">
            <text:p text:style-name="P19"/>
          </table:table-cell>
          <table:table-cell table:style-name="Tabla2.B8" office:value-type="string">
            <text:p text:style-name="P19"/>
          </table:table-cell>
          <table:table-cell table:style-name="Tabla2.B8" office:value-type="string">
            <text:p text:style-name="P19"/>
          </table:table-cell>
          <table:table-cell table:style-name="Tabla2.D8" office:value-type="string">
            <text:p text:style-name="P25"/>
          </table:table-cell>
        </table:table-row>
      </table:table>
      <text:p text:style-name="Standard"/>
      <text:p text:style-name="P37">Development<text:span text:style-name="T2"> </text:span>team<text:span text:style-name="T2"> </text:span>members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Name</text:p>
          </table:table-cell>
          <table:table-cell table:style-name="Tabla3.B1" office:value-type="string">
            <text:p text:style-name="P23">Email</text:p>
          </table:table-cell>
        </table:table-row>
        <table:table-row table:style-name="Tabla3.1">
          <table:table-cell table:style-name="Tabla3.A2" office:value-type="string">
            <text:p text:style-name="P44">Parménides GV</text:p>
          </table:table-cell>
          <table:table-cell table:style-name="Tabla3.B2" office:value-type="string">
            <text:p text:style-name="P44">parmegv@sdf.org</text:p>
          </table:table-cell>
        </table:table-row>
        <table:table-row table:style-name="Tabla3.1">
          <table:table-cell table:style-name="Tabla3.A3" office:value-type="string">
            <text:p text:style-name="P20"/>
          </table:table-cell>
          <table:table-cell table:style-name="Tabla3.B3" office:value-type="string">
            <text:p text:style-name="P1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B2" office:value-type="string">
            <text:p text:style-name="P24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B2" office:value-type="string">
            <text:p text:style-name="P24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B2" office:value-type="string">
            <text:p text:style-name="P24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B2" office:value-type="string">
            <text:p text:style-name="P24"/>
          </table:table-cell>
        </table:table-row>
        <table:table-row table:style-name="Tabla3.1">
          <table:table-cell table:style-name="Tabla3.A8" office:value-type="string">
            <text:p text:style-name="P24"/>
          </table:table-cell>
          <table:table-cell table:style-name="Tabla3.B8" office:value-type="string">
            <text:p text:style-name="P24"/>
          </table:table-cell>
        </table:table-row>
      </table:table>
      <text:p text:style-name="Standard"/>
      <text:p text:style-name="Standard"/>
      <text:h text:style-name="Heading_20_1" text:outline-level="1" text:is-list-header="true"><text:bookmark-start text:name="__RefHeading__1037_1765940924"/>Table of contents<text:bookmark-end text:name="__RefHeading__1037_1765940924"/></text:h>
      <text:table-of-content text:style-name="Sect1" text:name="Índice de contenid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5"><text:a xlink:type="simple" xlink:href="#__RefHeading__1037_1765940924" text:style-name="Index_20_Link" text:visited-style-name="Index_20_Link"><text:s/>Table of contents<text:tab/>3</text:a></text:p>
          <text:p text:style-name="P5"><text:a xlink:type="simple" xlink:href="#__RefHeading__1039_1765940924" text:style-name="Index_20_Link" text:visited-style-name="Index_20_Link"><text:s/>List of figures<text:tab/>3</text:a></text:p>
          <text:p text:style-name="P5"><text:a xlink:type="simple" xlink:href="#__RefHeading__1041_1765940924" text:style-name="Index_20_Link" text:visited-style-name="Index_20_Link"><text:s/>1 Introduction<text:tab/>4</text:a></text:p>
          <text:p text:style-name="P36"><text:a xlink:type="simple" xlink:href="#__RefHeading__1043_1765940924" text:style-name="Index_20_Link" text:visited-style-name="Index_20_Link"><text:s/>1.1. Purpose of the document<text:tab/>4</text:a></text:p>
          <text:p text:style-name="P36"><text:a xlink:type="simple" xlink:href="#__RefHeading__1045_1765940924" text:style-name="Index_20_Link" text:visited-style-name="Index_20_Link"><text:s/>1.2. Definitions, acronyms and abbreviations<text:tab/>4</text:a></text:p>
          <text:p text:style-name="P36"><text:a xlink:type="simple" xlink:href="#__RefHeading__1047_1765940924" text:style-name="Index_20_Link" text:visited-style-name="Index_20_Link"><text:s/>1.3. People expected to read this document. Way to read this document. <text:tab/>4</text:a></text:p>
          <text:p text:style-name="P36"><text:a xlink:type="simple" xlink:href="#__RefHeading__1049_1765940924" text:style-name="Index_20_Link" text:visited-style-name="Index_20_Link"><text:s/>1.4. Overview of the document<text:tab/>4</text:a></text:p>
          <text:p text:style-name="P5"><text:a xlink:type="simple" xlink:href="#__RefHeading__1051_1765940924" text:style-name="Index_20_Link" text:visited-style-name="Index_20_Link"><text:s/>2 General description<text:tab/>5</text:a></text:p>
          <text:p text:style-name="P36"><text:a xlink:type="simple" xlink:href="#__RefHeading__1053_1765940924" text:style-name="Index_20_Link" text:visited-style-name="Index_20_Link"><text:s/>2.1 System vision<text:tab/>5</text:a></text:p>
          <text:p text:style-name="P36"><text:a xlink:type="simple" xlink:href="#__RefHeading__1055_1765940924" text:style-name="Index_20_Link" text:visited-style-name="Index_20_Link"><text:s/>2.2 Business process description<text:tab/>5</text:a></text:p>
          <text:p text:style-name="P5"><text:a xlink:type="simple" xlink:href="#__RefHeading__1057_1765940924" text:style-name="Index_20_Link" text:visited-style-name="Index_20_Link"><text:s/>3 Specific requirements<text:tab/>6</text:a></text:p>
          <text:p text:style-name="P36"><text:a xlink:type="simple" xlink:href="#__RefHeading__1059_1765940924" text:style-name="Index_20_Link" text:visited-style-name="Index_20_Link"><text:s/>3.1 Functional requirements (use cases)<text:tab/>7</text:a></text:p>
          <text:p text:style-name="P7"><text:a xlink:type="simple" xlink:href="#__RefHeading__1061_1765940924" text:style-name="Index_20_Link" text:visited-style-name="Index_20_Link"><text:s/>3.1.1 &lt;Use case package name&gt;<text:tab/>13</text:a></text:p>
          <text:p text:style-name="P36"><text:a xlink:type="simple" xlink:href="#__RefHeading__1063_1765940924" text:style-name="Index_20_Link" text:visited-style-name="Index_20_Link"><text:s/>3.2 Users and external systems<text:tab/>13</text:a></text:p>
          <text:p text:style-name="P36"><text:a xlink:type="simple" xlink:href="#__RefHeading__1065_1765940924" text:style-name="Index_20_Link" text:visited-style-name="Index_20_Link"><text:s/>3.3 Vocabulary<text:tab/>13</text:a></text:p>
          <text:p text:style-name="P36"><text:a xlink:type="simple" xlink:href="#__RefHeading__1067_1765940924" text:style-name="Index_20_Link" text:visited-style-name="Index_20_Link"><text:s/>3.4 Example user interface windows<text:tab/>13</text:a></text:p>
          <text:p text:style-name="P36"><text:a xlink:type="simple" xlink:href="#__RefHeading__1069_1765940924" text:style-name="Index_20_Link" text:visited-style-name="Index_20_Link"><text:s/>3.5 Important non-functional requirements<text:tab/>14</text:a></text:p>
          <text:p text:style-name="P36"><text:a xlink:type="simple" xlink:href="#__RefHeading__1071_1765940924" text:style-name="Index_20_Link" text:visited-style-name="Index_20_Link"><text:s/>3.6 Environment constraints (technical and business)<text:tab/>14</text:a></text:p>
        </text:index-body>
      </text:table-of-content>
      <text:section text:style-name="Sect2" text:name="Sección2">
        <text:p text:style-name="P5"/>
        <text:h text:style-name="P40" text:outline-level="1" text:is-list-header="true"><text:bookmark-start text:name="__RefHeading__1039_1765940924"/>List of figures<text:bookmark-end text:name="__RefHeading__1039_1765940924"/></text:h>
      </text:section>
      <text:illustration-index text:style-name="Sect1" text:name="Índice de ilustraciones1">
        <text:illustration-index-source text:caption-sequence-name="FIGURE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6cm" style:leader-char="." style:with-tab="false"/>
          </text:illustration-index-entry-template>
        </text:illustration-index-source>
        <text:index-body>
          <text:p text:style-name="P5">Figure 1. Some figure caption…<text:tab/>4</text:p>
        </text:index-body>
      </text:illustration-index>
      <text:section text:style-name="Sect3" text:name="Sección4">
        <text:p text:style-name="P11"/>
        <text:p text:style-name="Standard"/>
        <text:h text:style-name="Heading_20_1" text:outline-level="1" text:is-list-header="true"><text:bookmark-start text:name="__RefHeading__1041_1765940924"/><text:bookmark text:name="_M-CAST_technical_architecture"/>1 Introduction<text:bookmark-end text:name="__RefHeading__1041_1765940924"/></text:h>
        <text:h text:style-name="Heading_20_2" text:outline-level="2" text:is-list-header="true"><text:bookmark-start text:name="__RefHeading__1043_1765940924"/>1.1. Purpose of the document<text:bookmark-end text:name="__RefHeading__1043_1765940924"/></text:h>
        <text:p text:style-name="Standard">Text and figures here…</text:p>
        <text:p text:style-name="P9"/>
        <text:p text:style-name="P9">(Figure goes here)</text:p>
        <text:p text:style-name="P9"/>
        <text:p text:style-name="P9">Figure <text:sequence text:ref-name="refFigure0" text:name="Figure" text:formula="ooow:Figure+1" style:num-format="1">1</text:sequence>. Some figure caption…</text:p>
        <text:h text:style-name="Heading_20_2" text:outline-level="2" text:is-list-header="true"><text:bookmark-start text:name="__RefHeading__1045_1765940924"/>1.2. Definitions, acronyms and abbreviations<text:bookmark-end text:name="__RefHeading__1045_1765940924"/></text:h>
        <text:p text:style-name="P12">Text and figures here…</text:p>
        <text:p text:style-name="P12"/>
        <text:h text:style-name="P46" text:outline-level="2" text:is-list-header="true"><text:bookmark-start text:name="__RefHeading__1047_1765940924"/>1.3. People expected to read this document. Way to read this document. <text:bookmark-end text:name="__RefHeading__1047_1765940924"/></text:h>
        <text:p text:style-name="P12">Text and figures here…</text:p>
        <text:h text:style-name="Heading_20_2" text:outline-level="2" text:is-list-header="true"><text:bookmark-start text:name="__RefHeading__1049_1765940924"/>1.4. Overview of the document<text:bookmark-end text:name="__RefHeading__1049_1765940924"/></text:h>
        <text:p text:style-name="Standard">Text and figures here…</text:p>
        <text:h text:style-name="Heading_20_1" text:outline-level="1" text:is-list-header="true"><text:bookmark-start text:name="__RefHeading__1051_1765940924"/>2 General description<text:bookmark-end text:name="__RefHeading__1051_1765940924"/></text:h>
        <text:h text:style-name="Heading_20_2" text:outline-level="2" text:is-list-header="true"><text:bookmark-start text:name="__RefHeading__1053_1765940924"/>2.1 System vision<text:bookmark-end text:name="__RefHeading__1053_1765940924"/></text:h>
        <text:p text:style-name="Standard">General vision description (including the problem statement and motto)…</text:p>
        <text:p text:style-name="P8">&lt;Feature 1&gt;</text:p>
        <text:p text:style-name="Standard">Feature description…</text:p>
        <text:h text:style-name="Heading_20_2" text:outline-level="2" text:is-list-header="true"><text:bookmark-start text:name="__RefHeading__1055_1765940924"/>2.2 Business process description<text:bookmark-end text:name="__RefHeading__1055_1765940924"/></text:h>
        <text:p text:style-name="Standard">General description of the business processes improved (changed) by the vision above…</text:p>
        <text:p text:style-name="P8">&lt;Process 1&gt;</text:p>
        <text:p text:style-name="Standard">Process description…</text:p>
        <text:h text:style-name="Heading_20_1" text:outline-level="1" text:is-list-header="true"><text:bookmark-start text:name="__RefHeading__1057_1765940924"/>3 Specific requirements<text:bookmark-end text:name="__RefHeading__1057_1765940924"/></text:h>
        <text:p text:style-name="P26">This section of the document provides a specification of the User Requirements that the system must fulfill. To handle the UR specification, in the next pages, the following UR template will be used:</text:p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column table:style-name="Tabla4.G"/>
          <table:table-row table:style-name="Tabla4.1">
            <table:table-cell table:style-name="Tabla4.A1" office:value-type="string">
              <text:p text:style-name="P28">ID</text:p>
            </table:table-cell>
            <table:table-cell table:style-name="Tabla4.A1" table:number-columns-spanned="2" office:value-type="string">
              <text:p text:style-name="P28">UR-XX</text:p>
            </table:table-cell>
            <table:covered-table-cell/>
            <table:table-cell table:style-name="Tabla4.A1" office:value-type="string">
              <text:p text:style-name="P29">Type</text:p>
            </table:table-cell>
            <table:table-cell table:style-name="Tabla4.E1" table:number-columns-spanned="3" office:value-type="string">
              <text:p text:style-name="P28">Type of the UR</text:p>
            </table:table-cell>
            <table:covered-table-cell/>
            <table:covered-table-cell/>
          </table:table-row>
          <table:table-row table:style-name="Tabla4.1">
            <table:table-cell table:style-name="Tabla4.A1" table:number-columns-spanned="2" office:value-type="string">
              <text:p text:style-name="P28">Name</text:p>
            </table:table-cell>
            <table:covered-table-cell/>
            <table:table-cell table:style-name="Tabla4.C2" table:number-columns-spanned="5" office:value-type="string">
              <text:p text:style-name="P31">Clear and concise UR nam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table:number-columns-spanned="2" office:value-type="string">
              <text:p text:style-name="P28">Actors</text:p>
            </table:table-cell>
            <table:covered-table-cell/>
            <table:table-cell table:style-name="Tabla4.C3" table:number-columns-spanned="5" office:value-type="string">
              <text:p text:style-name="P31">Users or people that are affected by the U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table:number-columns-spanned="2" office:value-type="string">
              <text:p text:style-name="P28">Description</text:p>
            </table:table-cell>
            <table:covered-table-cell/>
            <table:table-cell table:style-name="Tabla4.C4" table:number-columns-spanned="5" office:value-type="string">
              <text:p text:style-name="P32">Detailed description of the U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table:number-columns-spanned="2" office:value-type="string">
              <text:p text:style-name="P28">Essential</text:p>
            </table:table-cell>
            <table:covered-table-cell/>
            <table:table-cell table:style-name="Tabla4.C5" table:number-columns-spanned="3" office:value-type="string">
              <text:p text:style-name="P32">Yes / No</text:p>
            </table:table-cell>
            <table:covered-table-cell/>
            <table:covered-table-cell/>
            <table:table-cell table:style-name="Tabla4.A1" office:value-type="string">
              <text:p text:style-name="P30">Priority</text:p>
            </table:table-cell>
            <table:table-cell table:style-name="Tabla4.G5" office:value-type="string">
              <text:p text:style-name="P33">1 – 5</text:p>
            </table:table-cell>
          </table:table-row>
          <table:table-row table:style-name="Tabla4.1">
            <table:table-cell table:style-name="Tabla4.A1" table:number-columns-spanned="2" office:value-type="string">
              <text:p text:style-name="P28">Purpose</text:p>
            </table:table-cell>
            <table:covered-table-cell/>
            <table:table-cell table:style-name="Tabla4.C6" table:number-columns-spanned="3" office:value-type="string">
              <text:p text:style-name="P32">UR Objective</text:p>
            </table:table-cell>
            <table:covered-table-cell/>
            <table:covered-table-cell/>
            <table:table-cell table:style-name="Tabla4.A1" office:value-type="string">
              <text:p text:style-name="P30">Desirability</text:p>
            </table:table-cell>
            <table:table-cell table:style-name="Tabla4.C3" office:value-type="string">
              <text:p text:style-name="P33">1 – 5</text:p>
            </table:table-cell>
          </table:table-row>
          <table:table-row table:style-name="Tabla4.1">
            <table:table-cell table:style-name="Tabla4.A1" table:number-columns-spanned="2" office:value-type="string">
              <text:p text:style-name="P28">State</text:p>
            </table:table-cell>
            <table:covered-table-cell/>
            <table:table-cell table:style-name="Tabla4.C7" table:number-columns-spanned="3" office:value-type="string">
              <text:p text:style-name="P32">Current UR State</text:p>
            </table:table-cell>
            <table:covered-table-cell/>
            <table:covered-table-cell/>
            <table:table-cell table:style-name="Tabla4.A1" office:value-type="string">
              <text:p text:style-name="P30">Criticality</text:p>
            </table:table-cell>
            <table:table-cell table:style-name="Tabla4.G7" office:value-type="string">
              <text:p text:style-name="P34">1 – 5</text:p>
            </table:table-cell>
          </table:table-row>
        </table:table>
        <text:p text:style-name="Subtitle">Table <text:sequence text:ref-name="refTable0" text:name="Table" text:formula="ooow:Table+1" style:num-format="1">1</text:sequence> - User Requirement Table Template</text:p>
        <text:p text:style-name="Standard"/>
        <text:p text:style-name="P10">The fields of the table template are specified as follows:</text:p>
        <text:list xml:id="list93357857" text:style-name="WW8Num2">
          <text:list-item>
            <text:p text:style-name="P45"><text:span text:style-name="T1">Identifier (ID): </text:span>It is a component of this type UR-XX, where the XX are numbers that identifies the requirement.</text:p>
          </text:list-item>
          <text:list-item>
            <text:p text:style-name="P45"><text:span text:style-name="T1">Type: </text:span>It defines the type of the requirement. It can take the values Functional or Non-Functional.</text:p>
          </text:list-item>
          <text:list-item>
            <text:p text:style-name="P45"><text:span text:style-name="T1">Name: </text:span>This field states a name that defines the requirement.</text:p>
          </text:list-item>
          <text:list-item>
            <text:p text:style-name="P45"><text:span text:style-name="T1">Actors: </text:span>The users that are affected by the requirement.</text:p>
          </text:list-item>
          <text:list-item>
            <text:p text:style-name="P45"><text:span text:style-name="T1">Description: </text:span>A short and concrete description of the requirement with the function it must provide to the system.</text:p>
          </text:list-item>
          <text:list-item>
            <text:p text:style-name="P45"><text:span text:style-name="T1">Essential: </text:span>It determines if the requirement is essential or not for the system to work properly. It takes the values Yes or No.</text:p>
          </text:list-item>
          <text:list-item>
            <text:p text:style-name="P45"><text:span text:style-name="T1">Priority: </text:span>This field is used to state the priority of the requirement, meaning that it should be done first of all or it can be postponed. Its value must be a number between 1 and 5, where 1 means low priority and 5 high.</text:p>
          </text:list-item>
          <text:list-item>
            <text:p text:style-name="P45"><text:span text:style-name="T1">Purpose: </text:span>It defines the category the requirement belongs to. The values can be Capability or Constraint.</text:p>
          </text:list-item>
          <text:list-item>
            <text:p text:style-name="P45"><text:span text:style-name="T1">Desirability: </text:span>It determines the grade of desirability of the requirement, that means if the requirement is or not desirable to be included in the system. Its value must be a number between 1 and 5, where 1 means low desirability and 5 high.</text:p>
          </text:list-item>
          <text:list-item>
            <text:p text:style-name="P45"><text:span text:style-name="T1">State: </text:span>It states if the requirement is subject to change or not. It can take the values Stable or Not-Stable.</text:p>
          </text:list-item>
          <text:list-item>
            <text:p text:style-name="P45"><text:span text:style-name="T1">Criticality: </text:span>It states<text:span text:style-name="T1"> </text:span>the level of criticality that the requirement has. Its value must be a number between 1 and 5, where 1 means low criticality and 5 high.</text:p>
          </text:list-item>
        </text:list>
        <text:p text:style-name="P18"/>
        <text:h text:style-name="Heading_20_2" text:outline-level="2" text:is-list-header="true"><text:bookmark-start text:name="__RefHeading__1059_1765940924"/>3.1 Functional requirements (use cases)<text:bookmark-end text:name="__RefHeading__1059_1765940924"/></text:h>
        <text:p text:style-name="P26">In this part of the document we have included all the requirements stated. For that purpose we have formalized them using the table previously explained.</text:p>
        <text:p text:style-name="P27"/>
        <text:h text:style-name="Heading_20_3" text:outline-level="3" text:is-list-header="true"><text:bookmark-start text:name="__RefHeading__1061_1765940924"/>3.1.1 &lt;Use case package name&gt;<text:bookmark-end text:name="__RefHeading__1061_1765940924"/></text:h>
        <text:p text:style-name="Standard">General description of the package…</text:p>
        <text:p text:style-name="P8">&lt;Use case 1&gt;</text:p>
        <text:p text:style-name="Standard">Use case description…</text:p>
        <text:h text:style-name="Heading_20_2" text:outline-level="2" text:is-list-header="true"><text:bookmark-start text:name="__RefHeading__1063_1765940924"/>3.2 Users and external systems<text:bookmark-end text:name="__RefHeading__1063_1765940924"/></text:h>
        <text:p text:style-name="Standard">General description of the system’s surroundings…</text:p>
        <text:p text:style-name="P8">&lt;Actor 1&gt;</text:p>
        <text:p text:style-name="Standard">Actor description…</text:p>
        <text:h text:style-name="Heading_20_2" text:outline-level="2" text:is-list-header="true"><text:bookmark-start text:name="__RefHeading__1065_1765940924"/>3.3 Vocabulary<text:bookmark-end text:name="__RefHeading__1065_1765940924"/></text:h>
        <text:p text:style-name="Standard">General description of the vocabulary…</text:p>
        <text:p text:style-name="P8">&lt;Notion 1&gt;</text:p>
        <text:p text:style-name="Standard">Notion definition…</text:p>
        <text:h text:style-name="Heading_20_2" text:outline-level="2" text:is-list-header="true"><text:bookmark-start text:name="__RefHeading__1067_1765940924"/>3.4 Example user interface windows<text:bookmark-end text:name="__RefHeading__1067_1765940924"/></text:h>
        <text:p text:style-name="P8">&lt;Window name 1&gt;</text:p>
        <text:p text:style-name="Standard">Window snapshot…</text:p>
        <text:p text:style-name="Standard">Window description…</text:p>
        <text:h text:style-name="Heading_20_2" text:outline-level="2" text:is-list-header="true"><text:bookmark-start text:name="__RefHeading__1069_1765940924"/>3.5 Important non-functional requirements<text:bookmark-end text:name="__RefHeading__1069_1765940924"/></text:h>
        <text:p text:style-name="P8">&lt;N-F Requirement 1&gt;</text:p>
        <text:p text:style-name="Standard">N-f requirement description…</text:p>
        <text:p text:style-name="Standard">------------------</text:p>
        <text:p text:style-name="P13">Seguridad de authenticacion</text:p>
        <text:p text:style-name="P10">Personal information security</text:p>
        <text:p text:style-name="P14">It is only possible to plan events for the current day or future days, but in any case for previous days.</text:p>
        <text:p text:style-name="Standard">Como tiene que ser la notificación del error</text:p>
        <text:p text:style-name="P15">Register confirmation from the compnay.</text:p>
        <text:p text:style-name="P15">Register sending procedures</text:p>
        <text:p text:style-name="Standard"/>
        <text:h text:style-name="Heading_20_2" text:outline-level="2" text:is-list-header="true"><text:bookmark-start text:name="__RefHeading__1071_1765940924"/>3.6 Environment constraints (technical and business)<text:bookmark-end text:name="__RefHeading__1071_1765940924"/></text:h>
        <text:p text:style-name="P8">&lt;Constraint 1&gt;</text:p>
        <text:p text:style-name="Standard">Constraint description…</text:p>
        <text:p text:style-name="P10"/>
        <text:p text:style-name="P4"><text:span text:style-name="T1">Note:</text:span> every specific requirement in section 3 has the following attributes defined: identifier, user pri<text:soft-page-break/>ority, technical priority, stability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ejaVu Sans1" svg:font-family="'DejaVu San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6cm" style:contextual-spacing="false" fo:text-align="justify" style:justify-single-word="false" fo:orphans="0" fo:widows="0" fo:hyphenation-ladder-count="no-limit" style:writing-mode="lr-tb"/>
      <style:text-properties style:use-window-font-color="true" style:font-name="Times New Roman" fo:font-size="11pt" fo:language="en" fo:country="GB" style:font-name-asian="Times New Roman" style:font-size-asian="11pt" style:language-asian="zh" style:country-asian="CN" style:font-name-complex="MS Sans Serif" style:font-size-complex="11pt" style:language-complex="zxx" style:country-complex="none" fo:hyphenate="true" fo:hyphenation-remain-char-count="2" fo:hyphenation-push-char-count="2"/>
    </style:style>
    <style:style style:name="Header" style:family="paragraph" style:parent-style-name="Standard" style:next-style-name="Subtitle" style:class="extra">
      <style:paragraph-properties fo:margin-top="0.423cm" fo:margin-bottom="1.27cm" style:contextual-spacing="false" fo:text-align="end" style:justify-single-word="false"/>
      <style:text-properties style:font-name="Arial" fo:font-size="32pt" fo:language="en" fo:country="US" fo:font-weight="bold" style:letter-kerning="true" style:font-size-asian="32pt" style:font-weight-asian="bold" style:font-name-complex="Arial" style:font-size-complex="32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break-before="page" fo:keep-with-next="always"/>
      <style:text-properties style:font-name="Tahoma" fo:font-size="18pt" fo:font-weight="bold" style:letter-kerning="true" style:font-size-asian="18pt" style:font-weight-asian="bold" style:font-name-complex="Tahoma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style="italic" style:font-style-asian="italic" style:font-name-complex="Arial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pígrafe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706cm" fo:margin-right="0cm" fo:margin-top="0cm" fo:margin-bottom="0cm" style:contextual-spacing="false" fo:text-indent="-0.706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style:contextual-spacing="false" fo:text-indent="0cm" style:auto-text-indent="false"/>
      <style:text-properties style:font-name="Arial" fo:font-size="12pt" style:font-size-asian="12pt" style:font-name-complex="Arial" style:font-size-complex="12pt"/>
    </style:style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pageinfo" style:family="paragraph" style:parent-style-name="Standard" style:next-style-name="Standard">
      <style:text-properties fo:font-size="12pt" style:font-size-asian="12pt" style:font-size-complex="12pt"/>
    </style:style>
    <style:style style:name="firstpagetitle" style:family="paragraph" style:parent-style-name="Standard">
      <style:paragraph-properties fo:text-align="center" style:justify-single-word="false"/>
      <style:text-properties fo:font-size="20pt" fo:language="zxx" fo:country="none" style:font-size-asian="20pt" style:language-asian="zxx" style:country-asian="none" style:font-size-complex="20pt"/>
    </style:style>
    <style:style style:name="Footnote" style:family="paragraph" style:parent-style-name="Standard" style:class="extra"/>
    <style:style style:name="firstpagesubtitle" style:family="paragraph" style:parent-style-name="firstpagetitle"/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agłówek_20_41" style:display-name="Nagłówek 41" style:family="paragraph" style:parent-style-name="Standard">
      <style:paragraph-properties fo:margin-top="0.176cm" fo:margin-bottom="0.176cm" style:contextual-spacing="false" fo:text-align="start" style:justify-single-word="false"/>
      <style:text-properties style:font-name="Palatino Linotype" fo:font-size="15.5pt" fo:language="pl" fo:country="PL" fo:font-weight="bold" style:font-size-asian="15.5pt" style:font-weight-asian="bold" style:font-name-complex="Palatino Linotype" style:font-size-complex="15.5pt" style:language-complex="ar" style:country-complex="SA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2pt" fo:language="pl" fo:country="PL" style:font-size-asian="12pt" style:font-size-complex="12pt" style:language-complex="ar" style:country-complex="SA"/>
    </style:style>
    <style:style style:name="box" style:family="paragraph" style:parent-style-name="Standard">
      <style:paragraph-properties fo:margin-top="0.212cm" fo:margin-bottom="0.212cm" style:contextual-spacing="false" style:text-autospace="none"/>
      <style:text-properties fo:font-size="16pt" style:font-size-asian="16pt" style:font-size-complex="16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size="10pt" fo:language="pl" fo:country="PL" style:font-size-asian="10pt" style:font-name-complex="Courier New" style:font-size-complex="10pt" style:language-complex="ar" style:country-complex="SA"/>
    </style:style>
    <style:style style:name="Numbered_20_Item" style:display-name="Numbered Item" style:family="paragraph" style:parent-style-name="Standard" style:list-style-name="WW8Num3">
      <style:paragraph-properties fo:margin="100%" fo:margin-left="0.4cm" fo:margin-right="0cm" fo:margin-top="0.212cm" fo:margin-bottom="0cm" style:contextual-spacing="false" fo:text-indent="-0.4cm" style:auto-text-indent="false" style:text-autospace="none" style:punctuation-wrap="simple" style:vertical-align="baseline">
        <style:tab-stops>
          <style:tab-stop style:position="0.4cm"/>
          <style:tab-stop style:position="0.801cm"/>
        </style:tab-stops>
      </style:paragraph-properties>
      <style:text-properties style:font-name="Times" fo:font-size="12pt" fo:language="en" fo:country="US" style:font-size-asian="12pt" style:font-name-complex="Times" style:font-size-complex="10pt"/>
    </style:style>
    <style:style style:name="Subtitle" style:family="paragraph" style:parent-style-name="Standard" style:next-style-name="Standard" style:list-style-name="" style:class="chapter">
      <style:paragraph-properties fo:margin="100%" fo:margin-left="0cm" fo:margin-right="0cm" fo:margin-top="0.212cm" fo:margin-bottom="0.212cm" style:contextual-spacing="false" fo:text-align="center" style:justify-single-word="false" fo:text-indent="1.3cm" style:auto-text-indent="false"/>
      <style:text-properties fo:color="#808080" style:font-name="Tahoma" fo:font-size="10pt" fo:letter-spacing="0.026cm" fo:language="zxx" fo:country="none" fo:font-weight="bold" style:font-size-asian="10pt" style:font-weight-asian="bold" style:font-name-complex="Tahoma" style:font-size-complex="12pt" style:language-complex="ar" style:country-complex="SA" style:font-style-complex="italic"/>
    </style:style>
    <style:style style:name="ByLine" style:family="paragraph" style:parent-style-name="Header">
      <style:text-properties fo:font-size="14pt" style:font-size-asian="14pt" style:font-size-complex="14pt"/>
    </style:style>
    <style:style style:name="line" style:family="paragraph" style:parent-style-name="Header">
      <style:paragraph-properties fo:margin-top="0.423cm" fo:margin-bottom="0cm" style:contextual-spacing="false" fo:padding-left="0cm" fo:padding-right="0cm" fo:padding-top="0.035cm" fo:padding-bottom="0cm" fo:border-left="none" fo:border-right="none" fo:border-top="4pt solid #000000" fo:border-bottom="none"/>
      <style:text-properties fo:font-size="20pt" style:font-size-asian="20pt" style:font-size-complex="20pt"/>
    </style:style>
    <style:style style:name="TOCEntry" style:family="paragraph" style:parent-style-name="Standard">
      <style:paragraph-properties fo:margin-top="0.212cm" fo:margin-bottom="0.423cm" style:contextual-spacing="false" style:line-height-at-least="0.423cm" fo:text-align="start" style:justify-single-word="false" fo:keep-together="always" fo:keep-with-next="always"/>
      <style:text-properties style:font-name="Times" fo:font-size="18pt" fo:language="en" fo:country="US" fo:font-weight="bold" style:font-size-asian="18pt" style:font-weight-asian="bold" style:font-name-complex="Times" style:font-size-complex="18pt" style:language-complex="ar" style:country-complex="SA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Absatz-Standardschriftart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Times New Roman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0z0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0z3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Footnote_20_Characters" style:display-name="Footnote Characters" style:family="text" style:parent-style-name="Fuente_20_de_20_párrafo_20_predeter.">
      <style:text-properties style:text-position="super 58%"/>
    </style:style>
    <style:style style:name="Endnote_20_Characters" style:display-name="Endnote Characters" style:family="text" style:parent-style-name="Fuente_20_de_20_párrafo_20_predeter.">
      <style:text-properties style:text-position="super 58%"/>
    </style:style>
    <style:style style:name="Emphasis_21_" style:display-name="Emphasis!" style:family="text" style:parent-style-name="Fuente_20_de_20_párrafo_20_predeter.">
      <style:text-properties style:font-name="Times New Roman" fo:font-style="italic" style:font-style-asian="italic" style:font-name-complex="Times New Roman" style:font-size-complex="12pt"/>
    </style:style>
    <style:style style:name="Subtítulo_20_Car" style:display-name="Subtítulo Car" style:family="text" style:parent-style-name="Fuente_20_de_20_párrafo_20_predeter.">
      <style:text-properties fo:color="#808080" style:font-name="Tahoma" fo:letter-spacing="0.026cm" fo:language="zxx" fo:country="none" fo:font-weight="bold" style:font-weight-asian="bold" style:font-name-complex="Tahoma" style:font-size-complex="12pt" style:font-style-complex="italic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06cm" style:contextual-spacing="false" fo:padding="0cm" fo:border="none"/>
    </style:style>
    <style:style style:name="MP2" style:family="paragraph" style:parent-style-name="Footer">
      <style:paragraph-properties fo:margin-top="0cm" fo:margin-bottom="0.106cm" style:contextual-spacing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3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Requirements Specification</dc:title>
    <dc:subject>Software Engineering 1</dc:subject>
    <meta:initial-creator>Student Names</meta:initial-creator>
    <meta:creation-date>2007-10-07T19:23:00</meta:creation-date>
    <dc:date>2013-02-14T17:16:46</dc:date>
    <meta:print-date>2005-08-31T10:24:00</meta:print-date>
    <meta:editing-cycles>55</meta:editing-cycles>
    <meta:editing-duration>PT2H57M58S</meta:editing-duration>
    <meta:generator>LibreOffice/3.6$Linux_X86_64 LibreOffice_project/360m1$Build-2</meta:generator>
    <meta:document-statistic meta:table-count="4" meta:image-count="0" meta:object-count="0" meta:page-count="8" meta:paragraph-count="133" meta:word-count="808" meta:character-count="4969" meta:non-whitespace-character-count="4281"/>
    <meta:user-defined meta:name="Date">05.09.2005</meta:user-defined>
    <meta:user-defined meta:name="Deliverable acronym">D1</meta:user-defined>
    <meta:user-defined meta:name="Location">/deliverables/Proposal/</meta:user-defined>
    <meta:user-defined meta:name="Version">0001</meta:user-defined>
  </office:meta>
</office:document-meta>
</file>